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XO Thames" svg:font-family="'XO Thames'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588cm"/>
    </style:style>
    <style:style style:name="co3" style:family="table-column">
      <style:table-column-properties fo:break-before="auto" style:column-width="2.284cm"/>
    </style:style>
    <style:style style:name="co4" style:family="table-column">
      <style:table-column-properties fo:break-before="auto" style:column-width="4.7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0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 table:number-columns-spanned="2" table:number-rows-spanned="1">
            <text:p>Введите целое число а: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казатель</text:p>
          </table:table-cell>
          <table:table-cell office:value-type="string" calcext:value-type="string">
            <text:p>степень(1)</text:p>
          </table:table-cell>
          <table:table-cell office:value-type="string" calcext:value-type="string">
            <text:p>степень(2)</text:p>
          </table:table-cell>
          <table:table-cell office:value-type="string" calcext:value-type="string">
            <text:p>степень(3)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$1]^[.A4]" office:value-type="float" office:value="1" calcext:value-type="float">
            <text:p>1</text:p>
          </table:table-cell>
          <table:table-cell table:formula="of:=POWER([.C$1]; [.A4])" office:value-type="float" office:value="1" calcext:value-type="float">
            <text:p>1</text:p>
          </table:table-cell>
          <table:table-cell table:formula="of:=POWER([.$C$1]; [.A4])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$1]^[.A5]" office:value-type="float" office:value="3" calcext:value-type="float">
            <text:p>3</text:p>
          </table:table-cell>
          <table:table-cell table:formula="of:=POWER([.C$1]; [.A5])" office:value-type="float" office:value="3" calcext:value-type="float">
            <text:p>3</text:p>
          </table:table-cell>
          <table:table-cell table:formula="of:=POWER([.$C$1]; [.A5])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$1]^[.A6]" office:value-type="float" office:value="9" calcext:value-type="float">
            <text:p>9</text:p>
          </table:table-cell>
          <table:table-cell table:formula="of:=POWER([.C$1]; [.A6])" office:value-type="float" office:value="9" calcext:value-type="float">
            <text:p>9</text:p>
          </table:table-cell>
          <table:table-cell table:formula="of:=POWER([.$C$1]; [.A6])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$1]^[.A7]" office:value-type="float" office:value="27" calcext:value-type="float">
            <text:p>27</text:p>
          </table:table-cell>
          <table:table-cell table:formula="of:=POWER([.C$1]; [.A7])" office:value-type="float" office:value="27" calcext:value-type="float">
            <text:p>27</text:p>
          </table:table-cell>
          <table:table-cell table:formula="of:=POWER([.$C$1]; [.A7])"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$1]^[.A8]" office:value-type="float" office:value="81" calcext:value-type="float">
            <text:p>81</text:p>
          </table:table-cell>
          <table:table-cell table:formula="of:=POWER([.C$1]; [.A8])" office:value-type="float" office:value="81" calcext:value-type="float">
            <text:p>81</text:p>
          </table:table-cell>
          <table:table-cell table:formula="of:=POWER([.$C$1]; [.A8])" office:value-type="float" office:value="81" calcext:value-type="float">
            <text:p>8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$1]^[.A9]" office:value-type="float" office:value="243" calcext:value-type="float">
            <text:p>243</text:p>
          </table:table-cell>
          <table:table-cell table:formula="of:=POWER([.C$1]; [.A9])" office:value-type="float" office:value="243" calcext:value-type="float">
            <text:p>243</text:p>
          </table:table-cell>
          <table:table-cell table:formula="of:=POWER([.$C$1]; [.A9])" office:value-type="float" office:value="243" calcext:value-type="float">
            <text:p>243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$1]^[.A10]" office:value-type="float" office:value="729" calcext:value-type="float">
            <text:p>729</text:p>
          </table:table-cell>
          <table:table-cell table:formula="of:=POWER([.C$1]; [.A10])" office:value-type="float" office:value="729" calcext:value-type="float">
            <text:p>729</text:p>
          </table:table-cell>
          <table:table-cell table:formula="of:=POWER([.$C$1]; [.A10])" office:value-type="float" office:value="729" calcext:value-type="float">
            <text:p>729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$1]^[.A11]" office:value-type="float" office:value="2187" calcext:value-type="float">
            <text:p>2187</text:p>
          </table:table-cell>
          <table:table-cell table:formula="of:=POWER([.C$1]; [.A11])" office:value-type="float" office:value="2187" calcext:value-type="float">
            <text:p>2187</text:p>
          </table:table-cell>
          <table:table-cell table:formula="of:=POWER([.$C$1]; [.A11])" office:value-type="float" office:value="2187" calcext:value-type="float">
            <text:p>2187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$1]^[.A12]" office:value-type="float" office:value="6561" calcext:value-type="float">
            <text:p>6561</text:p>
          </table:table-cell>
          <table:table-cell table:formula="of:=POWER([.C$1]; [.A12])" office:value-type="float" office:value="6561" calcext:value-type="float">
            <text:p>6561</text:p>
          </table:table-cell>
          <table:table-cell table:formula="of:=POWER([.$C$1]; [.A12])" office:value-type="float" office:value="6561" calcext:value-type="float">
            <text:p>6561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$1]^[.A13]" office:value-type="float" office:value="19683" calcext:value-type="float">
            <text:p>19683</text:p>
          </table:table-cell>
          <table:table-cell table:formula="of:=POWER([.C$1]; [.A13])" office:value-type="float" office:value="19683" calcext:value-type="float">
            <text:p>19683</text:p>
          </table:table-cell>
          <table:table-cell table:formula="of:=POWER([.$C$1]; [.A13])" office:value-type="float" office:value="19683" calcext:value-type="float">
            <text:p>19683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$1]^[.A14]" office:value-type="float" office:value="59049" calcext:value-type="float">
            <text:p>59049</text:p>
          </table:table-cell>
          <table:table-cell table:formula="of:=POWER([.C$1]; [.A14])" office:value-type="float" office:value="59049" calcext:value-type="float">
            <text:p>59049</text:p>
          </table:table-cell>
          <table:table-cell table:formula="of:=POWER([.$C$1]; [.A14])" office:value-type="float" office:value="59049" calcext:value-type="float">
            <text:p>59049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$1]^[.A15]" office:value-type="float" office:value="177147" calcext:value-type="float">
            <text:p>177147</text:p>
          </table:table-cell>
          <table:table-cell table:formula="of:=POWER([.C$1]; [.A15])" office:value-type="float" office:value="177147" calcext:value-type="float">
            <text:p>177147</text:p>
          </table:table-cell>
          <table:table-cell table:formula="of:=POWER([.$C$1]; [.A15])" office:value-type="float" office:value="177147" calcext:value-type="float">
            <text:p>177147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$1]^[.A16]" office:value-type="float" office:value="531441" calcext:value-type="float">
            <text:p>531441</text:p>
          </table:table-cell>
          <table:table-cell table:formula="of:=POWER([.C$1]; [.A16])" office:value-type="float" office:value="531441" calcext:value-type="float">
            <text:p>531441</text:p>
          </table:table-cell>
          <table:table-cell table:formula="of:=POWER([.$C$1]; [.A16])" office:value-type="float" office:value="531441" calcext:value-type="float">
            <text:p>531441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$1]^[.A17]" office:value-type="float" office:value="1594323" calcext:value-type="float">
            <text:p>1594323</text:p>
          </table:table-cell>
          <table:table-cell table:formula="of:=POWER([.C$1]; [.A17])" office:value-type="float" office:value="1594323" calcext:value-type="float">
            <text:p>1594323</text:p>
          </table:table-cell>
          <table:table-cell table:formula="of:=POWER([.$C$1]; [.A17])" office:value-type="float" office:value="1594323" calcext:value-type="float">
            <text:p>1594323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$1]^[.A18]" office:value-type="float" office:value="4782969" calcext:value-type="float">
            <text:p>4782969</text:p>
          </table:table-cell>
          <table:table-cell table:formula="of:=POWER([.C$1]; [.A18])" office:value-type="float" office:value="4782969" calcext:value-type="float">
            <text:p>4782969</text:p>
          </table:table-cell>
          <table:table-cell table:formula="of:=POWER([.$C$1]; [.A18])" office:value-type="float" office:value="4782969" calcext:value-type="float">
            <text:p>4782969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$1]^[.A19]" office:value-type="float" office:value="14348907" calcext:value-type="float">
            <text:p>14348907</text:p>
          </table:table-cell>
          <table:table-cell table:formula="of:=POWER([.C$1]; [.A19])" office:value-type="float" office:value="14348907" calcext:value-type="float">
            <text:p>14348907</text:p>
          </table:table-cell>
          <table:table-cell table:formula="of:=POWER([.$C$1]; [.A19])" office:value-type="float" office:value="14348907" calcext:value-type="float">
            <text:p>14348907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$1]^[.A20]" office:value-type="float" office:value="43046721" calcext:value-type="float">
            <text:p>43046721</text:p>
          </table:table-cell>
          <table:table-cell table:formula="of:=POWER([.C$1]; [.A20])" office:value-type="float" office:value="43046721" calcext:value-type="float">
            <text:p>43046721</text:p>
          </table:table-cell>
          <table:table-cell table:formula="of:=POWER([.$C$1]; [.A20])" office:value-type="float" office:value="43046721" calcext:value-type="float">
            <text:p>43046721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$1]^[.A21]" office:value-type="float" office:value="129140163" calcext:value-type="float">
            <text:p>129140163</text:p>
          </table:table-cell>
          <table:table-cell table:formula="of:=POWER([.C$1]; [.A21])" office:value-type="float" office:value="129140163" calcext:value-type="float">
            <text:p>129140163</text:p>
          </table:table-cell>
          <table:table-cell table:formula="of:=POWER([.$C$1]; [.A21])" office:value-type="float" office:value="129140163" calcext:value-type="float">
            <text:p>129140163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$1]^[.A22]" office:value-type="float" office:value="387420489" calcext:value-type="float">
            <text:p>387420489</text:p>
          </table:table-cell>
          <table:table-cell table:formula="of:=POWER([.C$1]; [.A22])" office:value-type="float" office:value="387420489" calcext:value-type="float">
            <text:p>387420489</text:p>
          </table:table-cell>
          <table:table-cell table:formula="of:=POWER([.$C$1]; [.A22])" office:value-type="float" office:value="387420489" calcext:value-type="float">
            <text:p>387420489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$1]^[.A23]" office:value-type="float" office:value="1162261467" calcext:value-type="float">
            <text:p>1162261467</text:p>
          </table:table-cell>
          <table:table-cell table:formula="of:=POWER([.C$1]; [.A23])" office:value-type="float" office:value="1162261467" calcext:value-type="float">
            <text:p>1162261467</text:p>
          </table:table-cell>
          <table:table-cell table:formula="of:=POWER([.$C$1]; [.A23])" office:value-type="float" office:value="1162261467" calcext:value-type="float">
            <text:p>1162261467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$1]^[.A24]" office:value-type="float" office:value="3486784401" calcext:value-type="float">
            <text:p>3486784401</text:p>
          </table:table-cell>
          <table:table-cell table:formula="of:=POWER([.C$1]; [.A24])" office:value-type="float" office:value="3486784401" calcext:value-type="float">
            <text:p>3486784401</text:p>
          </table:table-cell>
          <table:table-cell table:formula="of:=POWER([.$C$1]; [.A24])" office:value-type="float" office:value="3486784401" calcext:value-type="float">
            <text:p>3486784401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$1]^[.A25]" office:value-type="float" office:value="10460353203" calcext:value-type="float">
            <text:p>10460353203</text:p>
          </table:table-cell>
          <table:table-cell table:formula="of:=POWER([.C$1]; [.A25])" office:value-type="float" office:value="10460353203" calcext:value-type="float">
            <text:p>10460353203</text:p>
          </table:table-cell>
          <table:table-cell table:formula="of:=POWER([.$C$1]; [.A25])" office:value-type="float" office:value="10460353203" calcext:value-type="float">
            <text:p>10460353203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$1]^[.A26]" office:value-type="float" office:value="31381059609" calcext:value-type="float">
            <text:p>31381059609</text:p>
          </table:table-cell>
          <table:table-cell table:formula="of:=POWER([.C$1]; [.A26])" office:value-type="float" office:value="31381059609" calcext:value-type="float">
            <text:p>31381059609</text:p>
          </table:table-cell>
          <table:table-cell table:formula="of:=POWER([.$C$1]; [.A26])" office:value-type="float" office:value="31381059609" calcext:value-type="float">
            <text:p>31381059609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$1]^[.A27]" office:value-type="float" office:value="94143178827" calcext:value-type="float">
            <text:p>94143178827</text:p>
          </table:table-cell>
          <table:table-cell table:formula="of:=POWER([.C$1]; [.A27])" office:value-type="float" office:value="94143178827" calcext:value-type="float">
            <text:p>94143178827</text:p>
          </table:table-cell>
          <table:table-cell table:formula="of:=POWER([.$C$1]; [.A27])" office:value-type="float" office:value="94143178827" calcext:value-type="float">
            <text:p>94143178827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$1]^[.A28]" office:value-type="float" office:value="282429536481" calcext:value-type="float">
            <text:p>282429536481</text:p>
          </table:table-cell>
          <table:table-cell table:formula="of:=POWER([.C$1]; [.A28])" office:value-type="float" office:value="282429536481" calcext:value-type="float">
            <text:p>282429536481</text:p>
          </table:table-cell>
          <table:table-cell table:formula="of:=POWER([.$C$1]; [.A28])" office:value-type="float" office:value="282429536481" calcext:value-type="float">
            <text:p>282429536481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$1]^[.A29]" office:value-type="float" office:value="847288609443" calcext:value-type="float">
            <text:p>847288609443</text:p>
          </table:table-cell>
          <table:table-cell table:formula="of:=POWER([.C$1]; [.A29])" office:value-type="float" office:value="847288609443" calcext:value-type="float">
            <text:p>847288609443</text:p>
          </table:table-cell>
          <table:table-cell table:formula="of:=POWER([.$C$1]; [.A29])" office:value-type="float" office:value="847288609443" calcext:value-type="float">
            <text:p>847288609443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$1]^[.A30]" office:value-type="float" office:value="2541865828329" calcext:value-type="float">
            <text:p>2541865828329</text:p>
          </table:table-cell>
          <table:table-cell table:formula="of:=POWER([.C$1]; [.A30])" office:value-type="float" office:value="2541865828329" calcext:value-type="float">
            <text:p>2541865828329</text:p>
          </table:table-cell>
          <table:table-cell table:formula="of:=POWER([.$C$1]; [.A30])" office:value-type="float" office:value="2541865828329" calcext:value-type="float">
            <text:p>2541865828329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$1]^[.A31]" office:value-type="float" office:value="7625597484987" calcext:value-type="float">
            <text:p>7625597484987</text:p>
          </table:table-cell>
          <table:table-cell table:formula="of:=POWER([.C$1]; [.A31])" office:value-type="float" office:value="7625597484987" calcext:value-type="float">
            <text:p>7625597484987</text:p>
          </table:table-cell>
          <table:table-cell table:formula="of:=POWER([.$C$1]; [.A31])" office:value-type="float" office:value="7625597484987" calcext:value-type="float">
            <text:p>7625597484987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$1]^[.A32]" office:value-type="float" office:value="22876792454961" calcext:value-type="float">
            <text:p>22876792454961</text:p>
          </table:table-cell>
          <table:table-cell table:formula="of:=POWER([.C$1]; [.A32])" office:value-type="float" office:value="22876792454961" calcext:value-type="float">
            <text:p>22876792454961</text:p>
          </table:table-cell>
          <table:table-cell table:formula="of:=POWER([.$C$1]; [.A32])" office:value-type="float" office:value="22876792454961" calcext:value-type="float">
            <text:p>22876792454961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$1]^[.A33]" office:value-type="float" office:value="68630377364883" calcext:value-type="float">
            <text:p>68630377364883</text:p>
          </table:table-cell>
          <table:table-cell table:formula="of:=POWER([.C$1]; [.A33])" office:value-type="float" office:value="68630377364883" calcext:value-type="float">
            <text:p>68630377364883</text:p>
          </table:table-cell>
          <table:table-cell table:formula="of:=POWER([.$C$1]; [.A33])" office:value-type="float" office:value="68630377364883" calcext:value-type="float">
            <text:p>68630377364883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$1]^[.A34]" office:value-type="float" office:value="205891132094649" calcext:value-type="float">
            <text:p>205891132094649</text:p>
          </table:table-cell>
          <table:table-cell table:formula="of:=POWER([.C$1]; [.A34])" office:value-type="float" office:value="205891132094649" calcext:value-type="float">
            <text:p>205891132094649</text:p>
          </table:table-cell>
          <table:table-cell table:formula="of:=POWER([.$C$1]; [.A34])" office:value-type="float" office:value="205891132094649" calcext:value-type="float">
            <text:p>205891132094649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$1]^[.A35]" office:value-type="float" office:value="617673396283947" calcext:value-type="float">
            <text:p>617673396283947</text:p>
          </table:table-cell>
          <table:table-cell table:formula="of:=POWER([.C$1]; [.A35])" office:value-type="float" office:value="617673396283947" calcext:value-type="float">
            <text:p>617673396283947</text:p>
          </table:table-cell>
          <table:table-cell table:formula="of:=POWER([.$C$1]; [.A35])" office:value-type="float" office:value="617673396283947" calcext:value-type="float">
            <text:p>617673396283947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$1]^[.A36]" office:value-type="float" office:value="1853020188851841" calcext:value-type="float">
            <text:p>1853020188851841</text:p>
          </table:table-cell>
          <table:table-cell table:formula="of:=POWER([.C$1]; [.A36])" office:value-type="float" office:value="1853020188851841" calcext:value-type="float">
            <text:p>1853020188851841</text:p>
          </table:table-cell>
          <table:table-cell table:formula="of:=POWER([.$C$1]; [.A36])" office:value-type="float" office:value="1853020188851841" calcext:value-type="float">
            <text:p>1853020188851841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$1]^[.A37]" office:value-type="float" office:value="5559060566555523" calcext:value-type="float">
            <text:p>5559060566555523</text:p>
          </table:table-cell>
          <table:table-cell table:formula="of:=POWER([.C$1]; [.A37])" office:value-type="float" office:value="5559060566555523" calcext:value-type="float">
            <text:p>5559060566555523</text:p>
          </table:table-cell>
          <table:table-cell table:formula="of:=POWER([.$C$1]; [.A37])" office:value-type="float" office:value="5559060566555523" calcext:value-type="float">
            <text:p>5559060566555523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$1]^[.A38]" office:value-type="float" office:value="1.66771816996666E+016" calcext:value-type="float">
            <text:p>1,66771816996666E+016</text:p>
          </table:table-cell>
          <table:table-cell table:formula="of:=POWER([.C$1]; [.A38])" office:value-type="float" office:value="1.66771816996666E+016" calcext:value-type="float">
            <text:p>1,66771816996666E+016</text:p>
          </table:table-cell>
          <table:table-cell table:formula="of:=POWER([.$C$1]; [.A38])" office:value-type="float" office:value="1.66771816996666E+016" calcext:value-type="float">
            <text:p>1,66771816996666E+016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$1]^[.A39]" office:value-type="float" office:value="5.00315450989997E+016" calcext:value-type="float">
            <text:p>5,00315450989997E+016</text:p>
          </table:table-cell>
          <table:table-cell table:formula="of:=POWER([.C$1]; [.A39])" office:value-type="float" office:value="5.00315450989997E+016" calcext:value-type="float">
            <text:p>5,00315450989997E+016</text:p>
          </table:table-cell>
          <table:table-cell table:formula="of:=POWER([.$C$1]; [.A39])" office:value-type="float" office:value="5.00315450989997E+016" calcext:value-type="float">
            <text:p>5,00315450989997E+016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$1]^[.A40]" office:value-type="float" office:value="1.50094635296999E+017" calcext:value-type="float">
            <text:p>1,50094635296999E+017</text:p>
          </table:table-cell>
          <table:table-cell table:formula="of:=POWER([.C$1]; [.A40])" office:value-type="float" office:value="1.50094635296999E+017" calcext:value-type="float">
            <text:p>1,50094635296999E+017</text:p>
          </table:table-cell>
          <table:table-cell table:formula="of:=POWER([.$C$1]; [.A40])" office:value-type="float" office:value="1.50094635296999E+017" calcext:value-type="float">
            <text:p>1,50094635296999E+017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$1]^[.A41]" office:value-type="float" office:value="4.50283905890997E+017" calcext:value-type="float">
            <text:p>4,50283905890997E+017</text:p>
          </table:table-cell>
          <table:table-cell table:formula="of:=POWER([.C$1]; [.A41])" office:value-type="float" office:value="4.50283905890997E+017" calcext:value-type="float">
            <text:p>4,50283905890997E+017</text:p>
          </table:table-cell>
          <table:table-cell table:formula="of:=POWER([.$C$1]; [.A41])" office:value-type="float" office:value="4.50283905890997E+017" calcext:value-type="float">
            <text:p>4,50283905890997E+017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$1]^[.A42]" office:value-type="float" office:value="1.35085171767299E+018" calcext:value-type="float">
            <text:p>1,35085171767299E+018</text:p>
          </table:table-cell>
          <table:table-cell table:formula="of:=POWER([.C$1]; [.A42])" office:value-type="float" office:value="1.35085171767299E+018" calcext:value-type="float">
            <text:p>1,35085171767299E+018</text:p>
          </table:table-cell>
          <table:table-cell table:formula="of:=POWER([.$C$1]; [.A42])" office:value-type="float" office:value="1.35085171767299E+018" calcext:value-type="float">
            <text:p>1,35085171767299E+018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$1]^[.A43]" office:value-type="float" office:value="4.05255515301898E+018" calcext:value-type="float">
            <text:p>4,05255515301898E+018</text:p>
          </table:table-cell>
          <table:table-cell table:formula="of:=POWER([.C$1]; [.A43])" office:value-type="float" office:value="4.05255515301898E+018" calcext:value-type="float">
            <text:p>4,05255515301898E+018</text:p>
          </table:table-cell>
          <table:table-cell table:formula="of:=POWER([.$C$1]; [.A43])" office:value-type="float" office:value="4.05255515301898E+018" calcext:value-type="float">
            <text:p>4,05255515301898E+018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$1]^[.A44]" office:value-type="float" office:value="1.21576654590569E+019" calcext:value-type="float">
            <text:p>1,21576654590569E+019</text:p>
          </table:table-cell>
          <table:table-cell table:formula="of:=POWER([.C$1]; [.A44])" office:value-type="float" office:value="1.21576654590569E+019" calcext:value-type="float">
            <text:p>1,21576654590569E+019</text:p>
          </table:table-cell>
          <table:table-cell table:formula="of:=POWER([.$C$1]; [.A44])" office:value-type="float" office:value="1.21576654590569E+019" calcext:value-type="float">
            <text:p>1,21576654590569E+019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$1]^[.A45]" office:value-type="float" office:value="3.64729963771708E+019" calcext:value-type="float">
            <text:p>3,64729963771708E+019</text:p>
          </table:table-cell>
          <table:table-cell table:formula="of:=POWER([.C$1]; [.A45])" office:value-type="float" office:value="3.64729963771708E+019" calcext:value-type="float">
            <text:p>3,64729963771708E+019</text:p>
          </table:table-cell>
          <table:table-cell table:formula="of:=POWER([.$C$1]; [.A45])" office:value-type="float" office:value="3.64729963771708E+019" calcext:value-type="float">
            <text:p>3,64729963771708E+019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$1]^[.A46]" office:value-type="float" office:value="1.09418989131512E+020" calcext:value-type="float">
            <text:p>1,09418989131512E+020</text:p>
          </table:table-cell>
          <table:table-cell table:formula="of:=POWER([.C$1]; [.A46])" office:value-type="float" office:value="1.09418989131512E+020" calcext:value-type="float">
            <text:p>1,09418989131512E+020</text:p>
          </table:table-cell>
          <table:table-cell table:formula="of:=POWER([.$C$1]; [.A46])" office:value-type="float" office:value="1.09418989131512E+020" calcext:value-type="float">
            <text:p>1,09418989131512E+020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$1]^[.A47]" office:value-type="float" office:value="3.28256967394537E+020" calcext:value-type="float">
            <text:p>3,28256967394537E+020</text:p>
          </table:table-cell>
          <table:table-cell table:formula="of:=POWER([.C$1]; [.A47])" office:value-type="float" office:value="3.28256967394537E+020" calcext:value-type="float">
            <text:p>3,28256967394537E+020</text:p>
          </table:table-cell>
          <table:table-cell table:formula="of:=POWER([.$C$1]; [.A47])" office:value-type="float" office:value="3.28256967394537E+020" calcext:value-type="float">
            <text:p>3,28256967394537E+020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$1]^[.A48]" office:value-type="float" office:value="9.84770902183611E+020" calcext:value-type="float">
            <text:p>9,84770902183611E+020</text:p>
          </table:table-cell>
          <table:table-cell table:formula="of:=POWER([.C$1]; [.A48])" office:value-type="float" office:value="9.84770902183611E+020" calcext:value-type="float">
            <text:p>9,84770902183611E+020</text:p>
          </table:table-cell>
          <table:table-cell table:formula="of:=POWER([.$C$1]; [.A48])" office:value-type="float" office:value="9.84770902183611E+020" calcext:value-type="float">
            <text:p>9,84770902183611E+020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$1]^[.A49]" office:value-type="float" office:value="2.95431270655083E+021" calcext:value-type="float">
            <text:p>2,95431270655083E+021</text:p>
          </table:table-cell>
          <table:table-cell table:formula="of:=POWER([.C$1]; [.A49])" office:value-type="float" office:value="2.95431270655083E+021" calcext:value-type="float">
            <text:p>2,95431270655083E+021</text:p>
          </table:table-cell>
          <table:table-cell table:formula="of:=POWER([.$C$1]; [.A49])" office:value-type="float" office:value="2.95431270655083E+021" calcext:value-type="float">
            <text:p>2,95431270655083E+021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$1]^[.A50]" office:value-type="float" office:value="8.8629381196525E+021" calcext:value-type="float">
            <text:p>8,8629381196525E+021</text:p>
          </table:table-cell>
          <table:table-cell table:formula="of:=POWER([.C$1]; [.A50])" office:value-type="float" office:value="8.8629381196525E+021" calcext:value-type="float">
            <text:p>8,8629381196525E+021</text:p>
          </table:table-cell>
          <table:table-cell table:formula="of:=POWER([.$C$1]; [.A50])" office:value-type="float" office:value="8.8629381196525E+021" calcext:value-type="float">
            <text:p>8,8629381196525E+02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акс. значение:</text:p>
          </table:table-cell>
          <table:table-cell table:formula="of:=MAX([.B4:.B50])" office:value-type="float" office:value="8.8629381196525E+021" calcext:value-type="float">
            <text:p>8,8629381196525E+021</text:p>
          </table:table-cell>
          <table:table-cell table:number-columns-repeated="16382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2" table:style-name="ta2">
        <table:table-column table:style-name="co4" table:default-cell-style-name="Default"/>
        <table:table-column table:style-name="co3" table:number-columns-repeated="16383" table:default-cell-style-name="Default"/>
        <table:table-row table:style-name="ro2">
          <table:table-cell office:value-type="string" calcext:value-type="string">
            <text:p>Введ. макс. показ. степ.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Сумма равна:</text:p>
          </table:table-cell>
          <table:table-cell table:style-name="ce1" table:formula="of:=2^([.B1]+1)-1" office:value-type="float" office:value="1023" calcext:value-type="float">
            <text:p>1023</text:p>
          </table:table-cell>
          <table:table-cell/>
          <table:table-cell table:style-name="ce2" office:value-type="string" calcext:value-type="string" table:number-columns-spanned="8" table:number-rows-spanned="1">
            <text:p>Определите сумму степеней числа 2 от нулевой до произвольного максимального показателя</text:p>
          </table:table-cell>
          <table:covered-table-cell table:number-columns-repeated="7" table:style-name="ce1"/>
          <table:table-cell table:number-columns-repeated="1637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3" table:style-name="ta3">
        <office:forms form:automatic-focus="false" form:apply-design-mode="false"/>
        <table:table-column table:style-name="co3" table:number-columns-repeated="16384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Введите двоичные цифры числа:</text:p>
          </table:table-cell>
          <table:covered-table-cell table:number-columns-repeated="2" table:style-name="ce1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 office:value-type="string" calcext:value-type="string">
            <text:p>Разряды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 table:number-columns-spanned="4" table:number-rows-spanned="1">
            <text:p>Соответствующее десятичное число равно:</text:p>
          </table:table-cell>
          <table:covered-table-cell table:number-columns-repeated="3" table:style-name="ce1"/>
          <table:table-cell table:style-name="ce1"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XO Thames" svg:font-family="'XO Thames'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XO Thames" fo:font-family="'XO Thames'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1.499cm" fo:margin-left="1.499cm" fo:margin-right="1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4cm" fo:page-height="29.718cm" style:num-format="1" style:print-orientation="portrait" fo:margin-top="1.499cm" fo:margin-bottom="1.499cm" fo:margin-left="1.499cm" fo:margin-right="1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8T09:33:25</meta:creation-date>
    <dc:date>2026-04-28T12:41:24.231184184</dc:date>
    <meta:editing-duration>PT3M26S</meta:editing-duration>
    <meta:generator>LibreOffice/7.6.7.2$Linux_X86_64 LibreOffice_project/60$Build-2</meta:generator>
    <meta:editing-cycles>1</meta:editing-cycles>
    <meta:document-statistic meta:table-count="3" meta:cell-count="215" meta:object-count="0"/>
    <meta:template xlink:type="simple" xlink:actuate="onRequest" xlink:title="Normal.dotm" xlink:href=""/>
  </office:meta>
</office:document-meta>
</file>